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onsidering the size of the front pan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string" calcext:value-type="string">
            <text:p>mm per inch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nel height (internal)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anel width (internal). This allows for <text:s/>the handles etc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string" calcext:value-type="string">
            <text:p>Typical piano key spacing (mm)</text:p>
          </table:table-cell>
          <table:table-cell table:number-columns-repeated="1022"/>
        </table:table-row>
        <table:table-row table:style-name="ro1">
          <table:table-cell table:formula="of:=([.A3]/10)*9" office:value-type="float" office:value="22.86" calcext:value-type="float">
            <text:p>22.86</text:p>
          </table:table-cell>
          <table:table-cell office:value-type="string" calcext:value-type="string">
            <text:p>Switch spacing (multiple of 0.1”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ce at each end</text:p>
          </table:table-cell>
          <table:table-cell table:number-columns-repeated="1022"/>
        </table:table-row>
        <table:table-row table:style-name="ro1">
          <table:table-cell table:formula="of:=((PanWidth-2*[.A12])/[.A11])+1" office:value-type="float" office:value="17.0979877515311" calcext:value-type="float">
            <text:p>17.0979877515311</text:p>
          </table:table-cell>
          <table:table-cell office:value-type="string" calcext:value-type="string">
            <text:p>Switches per row (maxim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gend(s)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ggles</text:p>
          </table:table-cell>
          <table:table-cell office:value-type="string" calcext:value-type="string">
            <text:p>D7 – D0</text:p>
          </table:table-cell>
          <table:table-cell office:value-type="string" calcext:value-type="string">
            <text:p>8 data bi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Man / Norm</text:p>
          </table:table-cell>
          <table:table-cell office:value-type="string" calcext:value-type="string">
            <text:p>Data sel (toggle) - data fed to the CPU will be either from the switches or memory / I/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ite - write switch data to memory at current address (memory or I/O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s below, but feeds a NOP to the CPU to increment the addres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ep - run one machine cycle (in stopped state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ggle</text:p>
          </table:table-cell>
          <table:table-cell table:number-columns-repeated="2" office:value-type="string" calcext:value-type="string">
            <text:p>Run / Sto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NMI - non-maskable interrup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eset - system re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SUM([.A16:.A23])" office:value-type="float" office:value="15" calcext:value-type="float">
            <text:p>15</text:p>
          </table:table-cell>
          <table:table-cell office:value-type="string" calcext:value-type="string">
            <text:p>Number of switches</text:p>
          </table:table-cell>
          <table:table-cell table:number-columns-repeated="1022"/>
        </table:table-row>
        <table:table-row table:style-name="ro1">
          <table:table-cell table:formula="of:=([.A25]-1)*[.A11]+2*[.A12]" office:value-type="float" office:value="330.04" calcext:value-type="float">
            <text:p>330.04</text:p>
          </table:table-cell>
          <table:table-cell office:value-type="string" calcext:value-type="string">
            <text:p>Total space required if all were in a lin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11]" office:value-type="float" office:value="22.86" calcext:value-type="float">
            <text:p>22.86</text:p>
          </table:table-cell>
          <table:table-cell office:value-type="string" calcext:value-type="string">
            <text:p>LED spacing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ce at each end</text:p>
          </table:table-cell>
          <table:table-cell table:number-columns-repeated="1022"/>
        </table:table-row>
        <table:table-row table:style-name="ro1">
          <table:table-cell table:formula="of:=(PanWidth-2*[.A32])/[.A31]" office:value-type="float" office:value="16.0979877515311" calcext:value-type="float">
            <text:p>16.0979877515311</text:p>
          </table:table-cell>
          <table:table-cell office:value-type="string" calcext:value-type="string">
            <text:p>LEDs per row (maximu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Legend(s)</text:p>
          </table:table-cell>
          <table:table-cell table:style-name="ce1" office:value-type="string" calcext:value-type="string">
            <text:p>Function</text:p>
          </table:table-cell>
          <table:table-cell/>
          <table:table-cell table:style-name="ce1" table:number-columns-repeated="102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A15 – A0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A20 – MA14</text:p>
          </table:table-cell>
          <table:table-cell office:value-type="string" calcext:value-type="string">
            <text:p>Mapped address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T</text:p>
          </table:table-cell>
          <table:table-cell office:value-type="string" calcext:value-type="string">
            <text:p>Write protec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7 – D0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AL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MI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REQ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ORQ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WAI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Console Tx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Console R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SUM([.A36:.A51])" office:value-type="float" office:value="44" calcext:value-type="float">
            <text:p>44</text:p>
          </table:table-cell>
          <table:table-cell office:value-type="string" calcext:value-type="string">
            <text:p>Number of LEDs</text:p>
          </table:table-cell>
          <table:table-cell table:number-columns-repeated="1022"/>
        </table:table-row>
        <table:table-row table:style-name="ro1">
          <table:table-cell table:formula="of:=[.A53]/INT([.A33])" office:value-type="float" office:value="2.75" calcext:value-type="float">
            <text:p>2.75</text:p>
          </table:table-cell>
          <table:table-cell office:value-type="string" calcext:value-type="string">
            <text:p>Number of rows if evenly distributed</text:p>
          </table:table-cell>
          <table:table-cell table:number-columns-repeated="1022"/>
        </table:table-row>
        <table:table-row table:style-name="ro1">
          <table:table-cell table:formula="of:=([.A53]-1)*[.A31]" office:value-type="float" office:value="982.98" calcext:value-type="float">
            <text:p>982.98</text:p>
          </table:table-cell>
          <table:table-cell office:value-type="string" calcext:value-type="string">
            <text:p>Total space required if all were in a lin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ertical Arrangement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itch heigh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height</text:p>
          </table:table-cell>
          <table:table-cell table:number-columns-repeated="1022"/>
        </table:table-row>
        <table:table-row table:style-name="ro1">
          <table:table-cell table:formula="of:=(PanHeight-[.A60])/[.A61]" office:value-type="float" office:value="5.16666666666667" calcext:value-type="float">
            <text:p>5.16666666666667</text:p>
          </table:table-cell>
          <table:table-cell office:value-type="string" calcext:value-type="string">
            <text:p>Number of LED rows achievable with one row of switches</text:p>
          </table:table-cell>
          <table:table-cell table:number-columns-repeated="1022"/>
        </table:table-row>
        <table:table-row table:style-name="ro1">
          <table:table-cell table:formula="of:=[.A53]/INT([.A62])" office:value-type="float" office:value="8.8" calcext:value-type="float">
            <text:p>8.8</text:p>
          </table:table-cell>
          <table:table-cell office:value-type="string" calcext:value-type="string">
            <text:p>LEDs per row at maximum number of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s means we can space things out over more rows and maintain a wider separation.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 row spacing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ber of LED rows</text:p>
          </table:table-cell>
          <table:table-cell table:number-columns-repeated="1022"/>
        </table:table-row>
        <table:table-row table:style-name="ro1">
          <table:table-cell table:formula="of:=[.A60]+([.A66]*[.A65])" office:value-type="float" office:value="45" calcext:value-type="float">
            <text:p>45</text:p>
          </table:table-cell>
          <table:table-cell office:value-type="string" calcext:value-type="string">
            <text:p>Total height requi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ually, we can save some space by overlapping the switch bodies with the mounting lip. Either way, it looks as if we have sufficient of space available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nsidering the electrical characteristics of the LED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ly volt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Measured Forward voltage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Calculated Resistor Value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Calculated Resistor Power (mW)</text:p>
          </table:table-cell>
          <table:covered-table-cell table:number-columns-repeated="2" table:style-name="ce1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urrent (mA)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White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2.66" calcext:value-type="float">
            <text:p>2.66</text:p>
          </table:table-cell>
          <table:table-cell table:formula="of:=(LED_Supply-[.B77])/([.$A77]/1000)" office:value-type="float" office:value="3170" calcext:value-type="float">
            <text:p>3170</text:p>
          </table:table-cell>
          <table:table-cell table:formula="of:=(LED_Supply-[.C77])/([.$A77]/1000)" office:value-type="float" office:value="3170" calcext:value-type="float">
            <text:p>3170</text:p>
          </table:table-cell>
          <table:table-cell table:formula="of:=(LED_Supply-[.D77])/([.$A77]/1000)" office:value-type="float" office:value="2340" calcext:value-type="float">
            <text:p>2340</text:p>
          </table:table-cell>
          <table:table-cell table:formula="of:=((LED_Supply-[.B77])^2/[.E77])*1000" office:value-type="float" office:value="3.17" calcext:value-type="float">
            <text:p>3.17</text:p>
          </table:table-cell>
          <table:table-cell table:formula="of:=((LED_Supply-[.C77])^2/[.F77])*1000" office:value-type="float" office:value="3.17" calcext:value-type="float">
            <text:p>3.17</text:p>
          </table:table-cell>
          <table:table-cell table:formula="of:=((LED_Supply-[.D77])^2/[.G77])*1000" office:value-type="float" office:value="2.34" calcext:value-type="float">
            <text:p>2.3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2.03" calcext:value-type="float">
            <text:p>2.03</text:p>
          </table:table-cell>
          <table:table-cell office:value-type="float" office:value="2.85" calcext:value-type="float">
            <text:p>2.85</text:p>
          </table:table-cell>
          <table:table-cell table:formula="of:=(LED_Supply-[.B78])/([.$A78]/1000)" office:value-type="float" office:value="610" calcext:value-type="float">
            <text:p>610</text:p>
          </table:table-cell>
          <table:table-cell table:formula="of:=(LED_Supply-[.C78])/([.$A78]/1000)" office:value-type="float" office:value="594" calcext:value-type="float">
            <text:p>594</text:p>
          </table:table-cell>
          <table:table-cell table:formula="of:=(LED_Supply-[.D78])/([.$A78]/1000)" office:value-type="float" office:value="430" calcext:value-type="float">
            <text:p>430</text:p>
          </table:table-cell>
          <table:table-cell table:formula="of:=((LED_Supply-[.B78])^2/[.E78])*1000" office:value-type="float" office:value="15.25" calcext:value-type="float">
            <text:p>15.25</text:p>
          </table:table-cell>
          <table:table-cell table:formula="of:=((LED_Supply-[.C78])^2/[.F78])*1000" office:value-type="float" office:value="14.85" calcext:value-type="float">
            <text:p>14.85</text:p>
          </table:table-cell>
          <table:table-cell table:formula="of:=((LED_Supply-[.D78])^2/[.G78])*1000" office:value-type="float" office:value="10.75" calcext:value-type="float">
            <text:p>10.75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3" calcext:value-type="float">
            <text:p>2.03</text:p>
          </table:table-cell>
          <table:table-cell office:value-type="float" office:value="2.19" calcext:value-type="float">
            <text:p>2.19</text:p>
          </table:table-cell>
          <table:table-cell office:value-type="float" office:value="3.15" calcext:value-type="float">
            <text:p>3.15</text:p>
          </table:table-cell>
          <table:table-cell table:formula="of:=(LED_Supply-[.B79])/([.$A79]/1000)" office:value-type="float" office:value="297" calcext:value-type="float">
            <text:p>297</text:p>
          </table:table-cell>
          <table:table-cell table:formula="of:=(LED_Supply-[.C79])/([.$A79]/1000)" office:value-type="float" office:value="281" calcext:value-type="float">
            <text:p>281</text:p>
          </table:table-cell>
          <table:table-cell table:formula="of:=(LED_Supply-[.D79])/([.$A79]/1000)" office:value-type="float" office:value="185" calcext:value-type="float">
            <text:p>185</text:p>
          </table:table-cell>
          <table:table-cell table:formula="of:=((LED_Supply-[.B79])^2/[.E79])*1000" office:value-type="float" office:value="29.7" calcext:value-type="float">
            <text:p>29.7</text:p>
          </table:table-cell>
          <table:table-cell table:formula="of:=((LED_Supply-[.C79])^2/[.F79])*1000" office:value-type="float" office:value="28.1" calcext:value-type="float">
            <text:p>28.1</text:p>
          </table:table-cell>
          <table:table-cell table:formula="of:=((LED_Supply-[.D79])^2/[.G79])*1000" office:value-type="float" office:value="18.5" calcext:value-type="float">
            <text:p>18.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mA on the white LEDs is pretty bright. 5 mA would be too much without a dimming contro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approximately equivalent to 10 mA on the amber and green LED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ing total current</text:p>
          </table:table-cell>
          <table:table-cell table:number-columns-repeated="102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LED current (A)</text:p>
          </table:table-cell>
          <table:table-cell table:number-columns-repeated="1022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string" calcext:value-type="string">
            <text:p>Forward voltage (V)</text:p>
          </table:table-cell>
          <table:table-cell table:number-columns-repeated="1022"/>
        </table:table-row>
        <table:table-row table:style-name="ro1">
          <table:table-cell table:formula="of:=[.A85]*[.A53]" office:value-type="float" office:value="0.44" calcext:value-type="float">
            <text:p>0.44</text:p>
          </table:table-cell>
          <table:table-cell office:value-type="string" calcext:value-type="string">
            <text:p>Total current (A)</text:p>
          </table:table-cell>
          <table:table-cell table:number-columns-repeated="1022"/>
        </table:table-row>
        <table:table-row table:style-name="ro1">
          <table:table-cell table:formula="of:=[.A73]-[.A86]" office:value-type="float" office:value="1.85" calcext:value-type="float">
            <text:p>1.85</text:p>
          </table:table-cell>
          <table:table-cell office:value-type="string" calcext:value-type="string">
            <text:p>Voltage across series resistor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eries resistor value (<text:span text:style-name="T1">Ω)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regulator power is assumed to be when the voltage across the resistors equals that across the regulator.</text:p>
          </table:table-cell>
          <table:table-cell table:number-columns-repeated="1023"/>
        </table:table-row>
        <table:table-row table:style-name="ro1">
          <table:table-cell table:formula="of:=[.A88]/2" office:value-type="float" office:value="0.925" calcext:value-type="float">
            <text:p>0.925</text:p>
          </table:table-cell>
          <table:table-cell office:value-type="string" calcext:value-type="string">
            <text:p>Resistor and regulator voltage drops at maximum regulator power</text:p>
          </table:table-cell>
          <table:table-cell table:number-columns-repeated="1022"/>
        </table:table-row>
        <table:table-row table:style-name="ro1">
          <table:table-cell table:formula="of:=[.A91]/([.A89]/[.A53])" office:value-type="float" office:value="0.226111111111111" calcext:value-type="float">
            <text:p>0.226111111111111</text:p>
          </table:table-cell>
          <table:table-cell office:value-type="string" calcext:value-type="string">
            <text:p>Total current (A)</text:p>
          </table:table-cell>
          <table:table-cell table:number-columns-repeated="1022"/>
        </table:table-row>
        <table:table-row table:style-name="ro1">
          <table:table-cell table:formula="of:=[.A91]*[.A92]" office:value-type="float" office:value="0.209152777777778" calcext:value-type="float">
            <text:p>0.209152777777778</text:p>
          </table:table-cell>
          <table:table-cell office:value-type="string" calcext:value-type="string">
            <text:p>Regulator (and total resistor) power (W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4*2.54" office:value-type="float" office:value="10.16" calcext:value-type="float">
            <text:p>10.16</text:p>
          </table:table-cell>
          <table:table-cell office:value-type="string" calcext:value-type="string">
            <text:p>LED row pitch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itch centres from bottom edge (measured)</text:p>
          </table:table-cell>
          <table:table-cell table:number-columns-repeated="1022"/>
        </table:table-row>
        <table:table-row table:style-name="ro1">
          <table:table-cell table:formula="of:=[.A99]-(6/2)+100" office:value-type="float" office:value="120" calcext:value-type="float">
            <text:p>120</text:p>
          </table:table-cell>
          <table:table-cell office:value-type="string" calcext:value-type="string">
            <text:p>Less switch cent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Row Position</text:p>
          </table:table-cell>
          <table:table-cell table:style-name="ce10" office:value-type="string" calcext:value-type="string">
            <text:p>Less LED Centre</text:p>
          </table:table-cell>
          <table:table-cell table:number-columns-repeated="1022"/>
        </table:table-row>
        <table:table-row table:style-name="ro1">
          <table:table-cell office:value-type="float" office:value="38.4" calcext:value-type="float">
            <text:p>38.4</text:p>
          </table:table-cell>
          <table:table-cell table:formula="of:=[.A103]-2.5+100" office:value-type="float" office:value="135.9" calcext:value-type="float">
            <text:p>135.9</text:p>
          </table:table-cell>
          <table:table-cell office:value-type="string" calcext:value-type="string">
            <text:p>LED bottom row centres from bottom edge (measured)</text:p>
          </table:table-cell>
          <table:table-cell table:number-columns-repeated="1021"/>
        </table:table-row>
        <table:table-row table:style-name="ro1">
          <table:table-cell table:formula="of:=[.A103]+[.A$98]" office:value-type="float" office:value="48.56" calcext:value-type="float">
            <text:p>48.56</text:p>
          </table:table-cell>
          <table:table-cell table:formula="of:=[.A104]-2.5+100" office:value-type="float" office:value="146.06" calcext:value-type="float">
            <text:p>146.06</text:p>
          </table:table-cell>
          <table:table-cell office:value-type="string" calcext:value-type="string">
            <text:p>LED middle row ... (calculated)</text:p>
          </table:table-cell>
          <table:table-cell table:number-columns-repeated="1021"/>
        </table:table-row>
        <table:table-row table:style-name="ro1">
          <table:table-cell table:formula="of:=[.A104]+[.A$98]" office:value-type="float" office:value="58.72" calcext:value-type="float">
            <text:p>58.72</text:p>
          </table:table-cell>
          <table:table-cell table:formula="of:=[.A105]-2.5+100" office:value-type="float" office:value="156.22" calcext:value-type="float">
            <text:p>156.22</text:p>
          </table:table-cell>
          <table:table-cell office:value-type="string" calcext:value-type="string">
            <text:p>LED top row ... (calculated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entre of panel (InkScape coordinates)</text:p>
          </table:table-cell>
          <table:table-cell table:number-columns-repeated="1022"/>
        </table:table-row>
        <table:table-row table:style-name="ro1">
          <table:table-cell table:formula="of:=9*2.54" office:value-type="float" office:value="22.86" calcext:value-type="float">
            <text:p>22.86</text:p>
          </table:table-cell>
          <table:table-cell office:value-type="string" calcext:value-type="string">
            <text:p>LED / switch pitc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Column Position</text:p>
          </table:table-cell>
          <table:table-cell table:style-name="ce10" office:value-type="string" calcext:value-type="string">
            <text:p>Less Line Width</text:p>
          </table:table-cell>
          <table:table-cell table:style-name="ce10" office:value-type="string" calcext:value-type="string">
            <text:p>Less LED Centre</text:p>
          </table:table-cell>
          <table:table-cell table:style-name="ce10" office:value-type="string" calcext:value-type="string">
            <text:p>Less Switch Centre</text:p>
          </table:table-cell>
          <table:table-cell table:style-name="ce10" office:value-type="string" calcext:value-type="string">
            <text:p>Midway Position</text:p>
          </table:table-cell>
          <table:table-cell table:style-name="ce10" office:value-type="string" calcext:value-type="string">
            <text:p>Column Number</text:p>
          </table:table-cell>
          <table:table-cell table:style-name="ce10" table:number-columns-repeated="1018"/>
        </table:table-row>
        <table:table-row table:style-name="ro1">
          <table:table-cell table:formula="of:=[.A108]-7.5*[.A109]" office:value-type="float" office:value="38.55" calcext:value-type="float">
            <text:p>38.55</text:p>
          </table:table-cell>
          <table:table-cell table:formula="of:=[.A112]-0.1" office:value-type="float" office:value="38.45" calcext:value-type="float">
            <text:p>38.45</text:p>
          </table:table-cell>
          <table:table-cell table:formula="of:=[.A112]-2.5" office:value-type="float" office:value="36.05" calcext:value-type="float">
            <text:p>36.05</text:p>
          </table:table-cell>
          <table:table-cell table:formula="of:=[.B112]-3" office:value-type="float" office:value="35.45" calcext:value-type="float">
            <text:p>35.45</text:p>
          </table:table-cell>
          <table:table-cell table:formula="of:=[.A112]-[.A$109]/2"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n positions (IncScape coordinates)</text:p>
          </table:table-cell>
          <table:table-cell table:number-columns-repeated="1017"/>
        </table:table-row>
        <table:table-row table:style-name="ro1">
          <table:table-cell table:formula="of:=[.A112]+[.A$109]" office:value-type="float" office:value="61.41" calcext:value-type="float">
            <text:p>61.41</text:p>
          </table:table-cell>
          <table:table-cell table:formula="of:=[.A113]-0.1" office:value-type="float" office:value="61.31" calcext:value-type="float">
            <text:p>61.31</text:p>
          </table:table-cell>
          <table:table-cell table:formula="of:=[.A113]-2.5" office:value-type="float" office:value="58.91" calcext:value-type="float">
            <text:p>58.91</text:p>
          </table:table-cell>
          <table:table-cell table:formula="of:=[.B113]-3" office:value-type="float" office:value="58.31" calcext:value-type="float">
            <text:p>58.31</text:p>
          </table:table-cell>
          <table:table-cell table:formula="of:=[.A113]-[.A$109]/2" office:value-type="float" office:value="49.98" calcext:value-type="float">
            <text:p>49.9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.A113]+[.A$109]" office:value-type="float" office:value="84.27" calcext:value-type="float">
            <text:p>84.27</text:p>
          </table:table-cell>
          <table:table-cell table:formula="of:=[.A114]-0.1" office:value-type="float" office:value="84.17" calcext:value-type="float">
            <text:p>84.17</text:p>
          </table:table-cell>
          <table:table-cell table:formula="of:=[.A114]-2.5" office:value-type="float" office:value="81.77" calcext:value-type="float">
            <text:p>81.77</text:p>
          </table:table-cell>
          <table:table-cell table:formula="of:=[.B114]-3" office:value-type="float" office:value="81.17" calcext:value-type="float">
            <text:p>81.17</text:p>
          </table:table-cell>
          <table:table-cell table:formula="of:=[.A114]-[.A$109]/2" office:value-type="float" office:value="72.84" calcext:value-type="float">
            <text:p>72.8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[.A114]+[.A$109]" office:value-type="float" office:value="107.13" calcext:value-type="float">
            <text:p>107.13</text:p>
          </table:table-cell>
          <table:table-cell table:formula="of:=[.A115]-0.1" office:value-type="float" office:value="107.03" calcext:value-type="float">
            <text:p>107.03</text:p>
          </table:table-cell>
          <table:table-cell table:formula="of:=[.A115]-2.5" office:value-type="float" office:value="104.63" calcext:value-type="float">
            <text:p>104.63</text:p>
          </table:table-cell>
          <table:table-cell table:formula="of:=[.B115]-3" office:value-type="float" office:value="104.03" calcext:value-type="float">
            <text:p>104.03</text:p>
          </table:table-cell>
          <table:table-cell table:formula="of:=[.A115]-[.A$109]/2" office:value-type="float" office:value="95.7" calcext:value-type="float">
            <text:p>95.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[.A115]+[.A$109]" office:value-type="float" office:value="129.99" calcext:value-type="float">
            <text:p>129.99</text:p>
          </table:table-cell>
          <table:table-cell table:formula="of:=[.A116]-0.1" office:value-type="float" office:value="129.89" calcext:value-type="float">
            <text:p>129.89</text:p>
          </table:table-cell>
          <table:table-cell table:formula="of:=[.A116]-2.5" office:value-type="float" office:value="127.49" calcext:value-type="float">
            <text:p>127.49</text:p>
          </table:table-cell>
          <table:table-cell table:formula="of:=[.B116]-3" office:value-type="float" office:value="126.89" calcext:value-type="float">
            <text:p>126.89</text:p>
          </table:table-cell>
          <table:table-cell table:formula="of:=[.A116]-[.A$109]/2" office:value-type="float" office:value="118.56" calcext:value-type="float">
            <text:p>118.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[.A116]+[.A$109]" office:value-type="float" office:value="152.85" calcext:value-type="float">
            <text:p>152.85</text:p>
          </table:table-cell>
          <table:table-cell table:formula="of:=[.A117]-0.1" office:value-type="float" office:value="152.75" calcext:value-type="float">
            <text:p>152.75</text:p>
          </table:table-cell>
          <table:table-cell table:formula="of:=[.A117]-2.5" office:value-type="float" office:value="150.35" calcext:value-type="float">
            <text:p>150.35</text:p>
          </table:table-cell>
          <table:table-cell table:formula="of:=[.B117]-3" office:value-type="float" office:value="149.75" calcext:value-type="float">
            <text:p>149.75</text:p>
          </table:table-cell>
          <table:table-cell table:formula="of:=[.A117]-[.A$109]/2" office:value-type="float" office:value="141.42" calcext:value-type="float">
            <text:p>141.4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[.A117]+[.A$109]" office:value-type="float" office:value="175.71" calcext:value-type="float">
            <text:p>175.71</text:p>
          </table:table-cell>
          <table:table-cell table:formula="of:=[.A118]-0.1" office:value-type="float" office:value="175.61" calcext:value-type="float">
            <text:p>175.61</text:p>
          </table:table-cell>
          <table:table-cell table:formula="of:=[.A118]-2.5" office:value-type="float" office:value="173.21" calcext:value-type="float">
            <text:p>173.21</text:p>
          </table:table-cell>
          <table:table-cell table:formula="of:=[.B118]-3" office:value-type="float" office:value="172.61" calcext:value-type="float">
            <text:p>172.61</text:p>
          </table:table-cell>
          <table:table-cell table:formula="of:=[.A118]-[.A$109]/2" office:value-type="float" office:value="164.28" calcext:value-type="float">
            <text:p>164.2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formula="of:=[.A118]+[.A$109]" office:value-type="float" office:value="198.57" calcext:value-type="float">
            <text:p>198.57</text:p>
          </table:table-cell>
          <table:table-cell table:formula="of:=[.A119]-0.1" office:value-type="float" office:value="198.47" calcext:value-type="float">
            <text:p>198.47</text:p>
          </table:table-cell>
          <table:table-cell table:formula="of:=[.A119]-2.5" office:value-type="float" office:value="196.07" calcext:value-type="float">
            <text:p>196.07</text:p>
          </table:table-cell>
          <table:table-cell table:formula="of:=[.B119]-3" office:value-type="float" office:value="195.47" calcext:value-type="float">
            <text:p>195.47</text:p>
          </table:table-cell>
          <table:table-cell table:formula="of:=[.A119]-[.A$109]/2" office:value-type="float" office:value="187.14" calcext:value-type="float">
            <text:p>187.1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A119]+[.A$109]" office:value-type="float" office:value="221.43" calcext:value-type="float">
            <text:p>221.43</text:p>
          </table:table-cell>
          <table:table-cell table:formula="of:=[.A120]-0.1" office:value-type="float" office:value="221.33" calcext:value-type="float">
            <text:p>221.33</text:p>
          </table:table-cell>
          <table:table-cell table:formula="of:=[.A120]-2.5" office:value-type="float" office:value="218.93" calcext:value-type="float">
            <text:p>218.93</text:p>
          </table:table-cell>
          <table:table-cell table:formula="of:=[.B120]-3" office:value-type="float" office:value="218.33" calcext:value-type="float">
            <text:p>218.33</text:p>
          </table:table-cell>
          <table:table-cell table:formula="of:=[.A120]-[.A$109]/2"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[.A120]+[.A$109]" office:value-type="float" office:value="244.29" calcext:value-type="float">
            <text:p>244.29</text:p>
          </table:table-cell>
          <table:table-cell table:formula="of:=[.A121]-0.1" office:value-type="float" office:value="244.19" calcext:value-type="float">
            <text:p>244.19</text:p>
          </table:table-cell>
          <table:table-cell table:formula="of:=[.A121]-2.5" office:value-type="float" office:value="241.79" calcext:value-type="float">
            <text:p>241.79</text:p>
          </table:table-cell>
          <table:table-cell table:formula="of:=[.B121]-3" office:value-type="float" office:value="241.19" calcext:value-type="float">
            <text:p>241.19</text:p>
          </table:table-cell>
          <table:table-cell table:formula="of:=[.A121]-[.A$109]/2" office:value-type="float" office:value="232.86" calcext:value-type="float">
            <text:p>232.8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.A121]+[.A$109]" office:value-type="float" office:value="267.15" calcext:value-type="float">
            <text:p>267.15</text:p>
          </table:table-cell>
          <table:table-cell table:formula="of:=[.A122]-0.1" office:value-type="float" office:value="267.05" calcext:value-type="float">
            <text:p>267.05</text:p>
          </table:table-cell>
          <table:table-cell table:formula="of:=[.A122]-2.5" office:value-type="float" office:value="264.65" calcext:value-type="float">
            <text:p>264.65</text:p>
          </table:table-cell>
          <table:table-cell table:formula="of:=[.B122]-3" office:value-type="float" office:value="264.05" calcext:value-type="float">
            <text:p>264.05</text:p>
          </table:table-cell>
          <table:table-cell table:formula="of:=[.A122]-[.A$109]/2" office:value-type="float" office:value="255.72" calcext:value-type="float">
            <text:p>255.7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formula="of:=[.A122]+[.A$109]" office:value-type="float" office:value="290.01" calcext:value-type="float">
            <text:p>290.01</text:p>
          </table:table-cell>
          <table:table-cell table:formula="of:=[.A123]-0.1" office:value-type="float" office:value="289.91" calcext:value-type="float">
            <text:p>289.91</text:p>
          </table:table-cell>
          <table:table-cell table:formula="of:=[.A123]-2.5" office:value-type="float" office:value="287.51" calcext:value-type="float">
            <text:p>287.51</text:p>
          </table:table-cell>
          <table:table-cell table:formula="of:=[.B123]-3" office:value-type="float" office:value="286.91" calcext:value-type="float">
            <text:p>286.91</text:p>
          </table:table-cell>
          <table:table-cell table:formula="of:=[.A123]-[.A$109]/2" office:value-type="float" office:value="278.58" calcext:value-type="float">
            <text:p>278.5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[.A123]+[.A$109]" office:value-type="float" office:value="312.87" calcext:value-type="float">
            <text:p>312.87</text:p>
          </table:table-cell>
          <table:table-cell table:formula="of:=[.A124]-0.1" office:value-type="float" office:value="312.77" calcext:value-type="float">
            <text:p>312.77</text:p>
          </table:table-cell>
          <table:table-cell table:formula="of:=[.A124]-2.5" office:value-type="float" office:value="310.37" calcext:value-type="float">
            <text:p>310.37</text:p>
          </table:table-cell>
          <table:table-cell table:formula="of:=[.B124]-3" office:value-type="float" office:value="309.77" calcext:value-type="float">
            <text:p>309.77</text:p>
          </table:table-cell>
          <table:table-cell table:formula="of:=[.A124]-[.A$109]/2" office:value-type="float" office:value="301.44" calcext:value-type="float">
            <text:p>301.4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formula="of:=[.A124]+[.A$109]" office:value-type="float" office:value="335.73" calcext:value-type="float">
            <text:p>335.73</text:p>
          </table:table-cell>
          <table:table-cell table:formula="of:=[.A125]-0.1" office:value-type="float" office:value="335.63" calcext:value-type="float">
            <text:p>335.63</text:p>
          </table:table-cell>
          <table:table-cell table:formula="of:=[.A125]-2.5" office:value-type="float" office:value="333.23" calcext:value-type="float">
            <text:p>333.23</text:p>
          </table:table-cell>
          <table:table-cell table:formula="of:=[.B125]-3" office:value-type="float" office:value="332.63" calcext:value-type="float">
            <text:p>332.63</text:p>
          </table:table-cell>
          <table:table-cell table:formula="of:=[.A125]-[.A$109]/2" office:value-type="float" office:value="324.3" calcext:value-type="float">
            <text:p>324.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[.A125]+[.A$109]" office:value-type="float" office:value="358.59" calcext:value-type="float">
            <text:p>358.59</text:p>
          </table:table-cell>
          <table:table-cell table:formula="of:=[.A126]-0.1" office:value-type="float" office:value="358.49" calcext:value-type="float">
            <text:p>358.49</text:p>
          </table:table-cell>
          <table:table-cell table:formula="of:=[.A126]-2.5" office:value-type="float" office:value="356.09" calcext:value-type="float">
            <text:p>356.09</text:p>
          </table:table-cell>
          <table:table-cell table:formula="of:=[.B126]-3" office:value-type="float" office:value="355.49" calcext:value-type="float">
            <text:p>355.49</text:p>
          </table:table-cell>
          <table:table-cell table:formula="of:=[.A126]-[.A$109]/2" office:value-type="float" office:value="347.16" calcext:value-type="float">
            <text:p>347.1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[.A126]+[.A$109]" office:value-type="float" office:value="381.45" calcext:value-type="float">
            <text:p>381.45</text:p>
          </table:table-cell>
          <table:table-cell table:formula="of:=[.A127]-0.1" office:value-type="float" office:value="381.35" calcext:value-type="float">
            <text:p>381.35</text:p>
          </table:table-cell>
          <table:table-cell table:formula="of:=[.A127]-2.5" office:value-type="float" office:value="378.95" calcext:value-type="float">
            <text:p>378.95</text:p>
          </table:table-cell>
          <table:table-cell table:formula="of:=[.B127]-3" office:value-type="float" office:value="378.35" calcext:value-type="float">
            <text:p>378.35</text:p>
          </table:table-cell>
          <table:table-cell table:formula="of:=[.A127]-[.A$109]/2" office:value-type="float" office:value="370.02" calcext:value-type="float">
            <text:p>370.0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A127]+[.A$109]" office:value-type="float" office:value="404.31" calcext:value-type="float">
            <text:p>404.31</text:p>
          </table:table-cell>
          <table:table-cell table:number-columns-repeated="3"/>
          <table:table-cell table:formula="of:=[.A128]-[.A$109]/2" office:value-type="float" office:value="392.88" calcext:value-type="float">
            <text:p>392.88</text:p>
          </table:table-cell>
          <table:table-cell table:number-columns-repeated="1019"/>
        </table:table-row>
        <table:table-row table:style-name="ro1">
          <table:table-cell table:formula="of:=([.A127]-[.A112])" office:value-type="float" office:value="342.9" calcext:value-type="float">
            <text:p>342.9</text:p>
          </table:table-cell>
          <table:table-cell office:value-type="string" calcext:value-type="string">
            <text:p>Overall width of switch / LED array (cross-checking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[.A109]*4" office:value-type="float" office:value="91.44" calcext:value-type="float">
            <text:p>91.44</text:p>
          </table:table-cell>
          <table:table-cell office:value-type="string" calcext:value-type="string">
            <text:p>Nibble width</text:p>
          </table:table-cell>
          <table:table-cell table:number-columns-repeated="1022"/>
        </table:table-row>
      </table:table>
      <table:named-expressions>
        <table:named-range table:name="LED_Supply" table:base-cell-address="$Sheet1.$A$73" table:cell-range-address="$Sheet1.$A$73"/>
        <table:named-range table:name="mmPerInch" table:base-cell-address="$Sheet1.$A$3" table:cell-range-address="$Sheet1.$A$3"/>
        <table:named-range table:name="PanHeight" table:base-cell-address="$Sheet1.$A$3" table:cell-range-address="$Sheet1.$A$4"/>
        <table:named-range table:name="PanWidth" table:base-cell-address="$Sheet1.$A$4" table:cell-range-address="$Sheet1.$A$5"/>
        <table:named-range table:name="PianoPitch" table:base-cell-address="$Sheet1.$A$3" table:cell-range-address="$Sheet1.$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20:57:07.538496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37:27.387275525</meta:creation-date>
    <meta:generator>LibreOffice/6.1.2.1$Linux_X86_64 LibreOffice_project/10$Build-1</meta:generator>
    <dc:date>2018-10-31T23:32:14.694406103</dc:date>
    <meta:editing-duration>PT7H56M29S</meta:editing-duration>
    <meta:editing-cycles>53</meta:editing-cycles>
    <meta:document-statistic meta:table-count="1" meta:cell-count="323" meta:object-count="0"/>
  </office:meta>
</office:document-meta>
</file>